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language="id" fo:country="ID" fo:font-weight="bold" officeooo:rsid="0005f688" officeooo:paragraph-rsid="0005f688" style:font-size-asian="10.5pt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language="id" fo:country="ID" fo:font-weight="bold" officeooo:rsid="0005f688" officeooo:paragraph-rsid="0005f688" style:font-size-asian="10.5pt" style:font-weight-asian="bold" style:font-weight-complex="bold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fo:language="id" fo:country="ID" fo:font-weight="bold" officeooo:rsid="0007c5a4" officeooo:paragraph-rsid="0007c5a4" style:font-size-asian="10.5pt" style:font-weight-asian="bold" style:font-weight-complex="bold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fo:language="id" fo:country="ID" fo:font-weight="bold" officeooo:rsid="000a7f66" officeooo:paragraph-rsid="000a7f66" style:font-size-asian="10.5pt" style:font-weight-asian="bold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>
        <style:tab-stops>
          <style:tab-stop style:position="1.6791in"/>
        </style:tab-stops>
      </style:paragraph-properties>
      <style:text-properties fo:language="id" fo:country="ID" fo:font-weight="bold" officeooo:rsid="000a7f66" officeooo:paragraph-rsid="000a7f66" style:font-size-asian="10.5pt" style:font-weight-asian="bold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>
        <style:tab-stops>
          <style:tab-stop style:position="1.4339in"/>
        </style:tab-stops>
      </style:paragraph-properties>
      <style:text-properties fo:language="id" fo:country="ID" fo:font-weight="bold" officeooo:rsid="000a7f66" officeooo:paragraph-rsid="000a7f66" style:font-size-asian="10.5pt" style:font-weight-asian="bold" style:font-weight-complex="bold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fo:language="id" fo:country="ID" fo:font-weight="bold" officeooo:rsid="000d3799" officeooo:paragraph-rsid="000d3799" style:font-size-asian="10.5pt" style:font-weight-asian="bold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>
        <style:tab-stops>
          <style:tab-stop style:position="1.6791in"/>
        </style:tab-stops>
      </style:paragraph-properties>
      <style:text-properties fo:language="id" fo:country="ID" fo:font-weight="bold" officeooo:rsid="000d3799" officeooo:paragraph-rsid="000d3799" style:font-size-asian="10.5pt" style:font-weight-asian="bold" style:font-weight-complex="bold"/>
    </style:style>
    <style:style style:name="P9" style:family="paragraph" style:parent-style-name="Standard" style:list-style-name="L1">
      <style:paragraph-properties fo:line-height="150%" fo:text-align="justify" style:justify-single-word="false">
        <style:tab-stops>
          <style:tab-stop style:position="1.4339in"/>
        </style:tab-stops>
      </style:paragraph-properties>
      <style:text-properties fo:language="id" fo:country="ID" fo:font-weight="bold" officeooo:rsid="000d3799" officeooo:paragraph-rsid="000d3799" style:font-size-asian="10.5pt" style:font-weight-asian="bold" style:font-weight-complex="bold"/>
    </style:style>
    <style:style style:name="P10" style:family="paragraph" style:parent-style-name="Standard" style:list-style-name="L1">
      <style:paragraph-properties fo:line-height="150%" fo:text-align="justify" style:justify-single-word="false">
        <style:tab-stops>
          <style:tab-stop style:position="1.4339in"/>
        </style:tab-stops>
      </style:paragraph-properties>
      <style:text-properties fo:language="id" fo:country="ID" fo:font-weight="bold" officeooo:rsid="000e933b" officeooo:paragraph-rsid="000e933b" style:font-size-asian="10.5pt" style:font-weight-asian="bold" style:font-weight-complex="bold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fo:language="id" fo:country="ID" fo:font-weight="bold" officeooo:rsid="0013b6d3" officeooo:paragraph-rsid="0013b6d3" style:font-size-asian="10.5pt" style:font-weight-asian="bold" style:font-weight-complex="bold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language="id" fo:country="ID" fo:font-weight="bold" officeooo:rsid="0013b6d3" officeooo:paragraph-rsid="0016a98f" style:font-size-asian="10.5pt" style:font-weight-asian="bold" style:font-weight-complex="bold"/>
    </style:style>
    <style:style style:name="P13" style:family="paragraph" style:parent-style-name="Standard" style:list-style-name="L1">
      <style:paragraph-properties fo:line-height="150%" fo:text-align="justify" style:justify-single-word="false">
        <style:tab-stops>
          <style:tab-stop style:position="1.6791in"/>
        </style:tab-stops>
      </style:paragraph-properties>
      <style:text-properties fo:language="id" fo:country="ID" fo:font-weight="bold" officeooo:rsid="0013b6d3" officeooo:paragraph-rsid="0013b6d3" style:font-size-asian="10.5pt" style:font-weight-asian="bold" style:font-weight-complex="bold"/>
    </style:style>
    <style:style style:name="P14" style:family="paragraph" style:parent-style-name="Standard" style:list-style-name="L1">
      <style:paragraph-properties fo:line-height="150%" fo:text-align="justify" style:justify-single-word="false">
        <style:tab-stops>
          <style:tab-stop style:position="1.4339in"/>
        </style:tab-stops>
      </style:paragraph-properties>
      <style:text-properties fo:language="id" fo:country="ID" fo:font-weight="bold" officeooo:rsid="0013b6d3" officeooo:paragraph-rsid="0013b6d3" style:font-size-asian="10.5pt" style:font-weight-asian="bold" style:font-weight-complex="bold"/>
    </style:style>
    <style:style style:name="P15" style:family="paragraph" style:parent-style-name="Standard" style:list-style-name="L1">
      <style:paragraph-properties fo:line-height="150%" fo:text-align="justify" style:justify-single-word="false">
        <style:tab-stops>
          <style:tab-stop style:position="1.4339in"/>
        </style:tab-stops>
      </style:paragraph-properties>
      <style:text-properties fo:language="id" fo:country="ID" fo:font-weight="bold" officeooo:rsid="0013b6d3" officeooo:paragraph-rsid="0016a98f" style:font-size-asian="10.5pt" style:font-weight-asian="bold" style:font-weight-complex="bold"/>
    </style:style>
    <style:style style:name="P16" style:family="paragraph" style:parent-style-name="Standard" style:list-style-name="L1">
      <style:paragraph-properties fo:line-height="150%" fo:text-align="justify" style:justify-single-word="false">
        <style:tab-stops>
          <style:tab-stop style:position="1.6791in"/>
        </style:tab-stops>
      </style:paragraph-properties>
      <style:text-properties fo:language="id" fo:country="ID" fo:font-weight="bold" officeooo:rsid="0013b6d3" officeooo:paragraph-rsid="0016a98f" style:font-size-asian="10.5pt" style:font-weight-asian="bold" style:font-weight-complex="bold"/>
    </style:style>
    <style:style style:name="P17" style:family="paragraph" style:parent-style-name="Standard" style:list-style-name="L1">
      <style:paragraph-properties fo:line-height="150%" fo:text-align="justify" style:justify-single-word="false">
        <style:tab-stops>
          <style:tab-stop style:position="1.6791in"/>
        </style:tab-stops>
      </style:paragraph-properties>
      <style:text-properties fo:language="id" fo:country="ID" fo:font-weight="bold" officeooo:rsid="0017adc2" officeooo:paragraph-rsid="0017adc2" style:font-size-asian="10.5pt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c5a4" style:font-weight-asian="normal" style:font-weight-complex="normal"/>
    </style:style>
    <style:style style:name="T3" style:family="text">
      <style:text-properties fo:font-weight="normal" officeooo:rsid="000e933b" style:font-weight-asian="normal" style:font-weight-complex="normal"/>
    </style:style>
    <style:style style:name="T4" style:family="text">
      <style:text-properties fo:font-weight="normal" officeooo:rsid="00103baf" style:font-weight-asian="normal" style:font-weight-complex="normal"/>
    </style:style>
    <style:style style:name="T5" style:family="text">
      <style:text-properties fo:font-weight="normal" officeooo:rsid="00126958" style:font-weight-asian="normal" style:font-weight-complex="normal"/>
    </style:style>
    <style:style style:name="T6" style:family="text">
      <style:text-properties fo:font-weight="normal" officeooo:rsid="0016a98f" style:font-weight-asian="normal" style:font-weight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MISASI DATABASE</text:p>
      <text:p text:style-name="P1"><text:span text:style-name="T1"/></text:p>
      <text:p text:style-name="P2"><text:span text:style-name="T1"><text:tab/>Optimisasi database dilakukan dengan menggunakan Primary Index dengan Primary Key, serta Secondary Index dengan Foreign Key dan beberapa attribut yang sering digunakan sebagai </text:span><text:span text:style-name="T5">Dense Index</text:span><text:span text:style-name="T1">. </text:span><text:span text:style-name="T2">Rincian dari index yang dibuat adalah sebagai berikut:</text:span></text:p>
      <text:list xml:id="list1503163982887755266" text:style-name="L1">
        <text:list-item>
          <text:p text:style-name="P3"><text:span text:style-name="T1">Tabel Penduduk</text:span></text:p>
          <text:p text:style-name="P5"><text:span text:style-name="T1">Primary Index<text:tab/>= id</text:span></text:p>
          <text:p text:style-name="P4"><text:span text:style-name="T1">Secondary Index</text:span></text:p>
          <text:list>
            <text:list-header>
              <text:p text:style-name="P6"><text:span text:style-name="T1">Foreign Key<text:tab/>= id_keluarga -&gt; keluarga (id)</text:span></text:p>
              <text:p text:style-name="P6"><text:span text:style-name="T4">Dense Index</text:span><text:span text:style-name="T1"><text:tab/>= nik, tanggal_lahir</text:span></text:p>
            </text:list-header>
          </text:list>
        </text:list-item>
        <text:list-item>
          <text:p text:style-name="P3"><text:span text:style-name="T1">Tabel Keluarga</text:span></text:p>
          <text:p text:style-name="P8"><text:span text:style-name="T1">Primary Index<text:tab/>= id</text:span></text:p>
          <text:p text:style-name="P7"><text:span text:style-name="T1">Secondary Index</text:span></text:p>
          <text:list>
            <text:list-header>
              <text:p text:style-name="P9"><text:span text:style-name="T1">Foreign Key<text:tab/>= </text:span><text:span text:style-name="T3">id_kelurahan -&gt; kelurahan (id)</text:span></text:p>
              <text:p text:style-name="P10"><text:span text:style-name="T4">Dense Index</text:span><text:span text:style-name="T1"><text:tab/>= nomor_kk</text:span></text:p>
            </text:list-header>
          </text:list>
        </text:list-item>
        <text:list-item>
          <text:p text:style-name="P3"><text:span text:style-name="T1">Tabel Kelurahan</text:span></text:p>
          <text:p text:style-name="P13"><text:span text:style-name="T1">Primary Index<text:tab/>= id</text:span></text:p>
          <text:p text:style-name="P11"><text:span text:style-name="T1">Secondary Index</text:span></text:p>
          <text:list>
            <text:list-header>
              <text:p text:style-name="P14"><text:span text:style-name="T1">Foreign Key<text:tab/>= <text:s/>id_kecamatan -&gt; kecamatan (id)</text:span></text:p>
            </text:list-header>
          </text:list>
        </text:list-item>
        <text:list-item>
          <text:p text:style-name="P3"><text:span text:style-name="T1">Tabel Kecamatan</text:span></text:p>
          <text:p text:style-name="P16"><text:span text:style-name="T1">Primary Index<text:tab/>= id</text:span></text:p>
          <text:p text:style-name="P12"><text:span text:style-name="T1">Secondary Index</text:span></text:p>
          <text:list>
            <text:list-header>
              <text:p text:style-name="P15"><text:span text:style-name="T1">Foreign Key<text:tab/>= <text:s/>id_</text:span><text:span text:style-name="T6">kota</text:span><text:span text:style-name="T1"> -&gt; </text:span><text:span text:style-name="T6">kota</text:span><text:span text:style-name="T1"> (id)</text:span></text:p>
            </text:list-header>
          </text:list>
        </text:list-item>
        <text:list-item>
          <text:p text:style-name="P3"><text:span text:style-name="T1">Tabel Kota</text:span></text:p>
          <text:p text:style-name="P17"><text:span text:style-name="T1">Primary Index<text:tab/>= i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08:09:05.592604812</meta:creation-date>
    <dc:date>2017-10-01T08:20:00.085552958</dc:date>
    <meta:editing-duration>PT10M52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30" meta:character-count="721" meta:non-whitespace-character-count="630"/>
  </office:meta>
</office:document-meta>
</file>